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03d5" officeooo:paragraph-rsid="000903d5"/>
    </style:style>
    <style:style style:name="P2" style:family="paragraph" style:parent-style-name="Standard">
      <style:text-properties officeooo:rsid="0009276d" officeooo:paragraph-rsid="0009276d"/>
    </style:style>
    <style:style style:name="P3" style:family="paragraph" style:parent-style-name="Standard">
      <style:text-properties officeooo:rsid="0009e149" officeooo:paragraph-rsid="0009e149"/>
    </style:style>
    <style:style style:name="P4" style:family="paragraph" style:parent-style-name="Standard">
      <style:text-properties officeooo:rsid="000acba6" officeooo:paragraph-rsid="000acba6"/>
    </style:style>
    <style:style style:name="P5" style:family="paragraph" style:parent-style-name="Standard">
      <style:paragraph-properties>
        <style:tab-stops>
          <style:tab-stop style:position="5.25in"/>
        </style:tab-stops>
      </style:paragraph-properties>
      <style:text-properties officeooo:rsid="000acba6" officeooo:paragraph-rsid="000acb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meghana</text:p>
      <text:p text:style-name="P2">hi shweta</text:p>
      <text:p text:style-name="P3">hi vindhya</text:p>
      <text:p text:style-name="P4">hi sruthi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11:31.485386216</dc:date>
    <dc:creator>acer </dc:creator>
    <meta:editing-duration>PT42M48S</meta:editing-duration>
    <meta:editing-cycles>4</meta:editing-cycles>
    <meta:document-statistic meta:table-count="0" meta:image-count="0" meta:object-count="0" meta:page-count="1" meta:paragraph-count="4" meta:word-count="8" meta:character-count="38" meta:non-whitespace-character-count="34"/>
  </office:meta>
</office:document-meta>
</file>